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084b84" officeooo:paragraph-rsid="00084b84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bold" officeooo:rsid="00084b84" officeooo:paragraph-rsid="00084b84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84b84" officeooo:paragraph-rsid="00084b84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87830" officeooo:paragraph-rsid="00087830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12" style:family="paragraph" style:parent-style-name="Standard">
      <style:text-properties fo:color="#000000" officeooo:rsid="00016429" officeooo:paragraph-rsid="00016429"/>
    </style:style>
    <style:style style:name="P13" style:family="paragraph" style:parent-style-name="Standard">
      <style:text-properties fo:color="#000000" officeooo:rsid="000ddf30" officeooo:paragraph-rsid="00016429"/>
    </style:style>
    <style:style style:name="P14" style:family="paragraph" style:parent-style-name="Standard">
      <style:text-properties fo:color="#000000" officeooo:rsid="000335b7" officeooo:paragraph-rsid="000335b7" fo:background-color="transparent"/>
    </style:style>
    <style:style style:name="P15" style:family="paragraph" style:parent-style-name="Standard">
      <style:text-properties fo:color="#000000" officeooo:rsid="000361e4" officeooo:paragraph-rsid="000361e4" fo:background-color="transparent"/>
    </style:style>
    <style:style style:name="P16" style:family="paragraph" style:parent-style-name="Standard">
      <style:text-properties officeooo:rsid="000b4d82" officeooo:paragraph-rsid="00016429"/>
    </style:style>
    <style:style style:name="P17" style:family="paragraph" style:parent-style-name="Standard">
      <style:text-properties officeooo:rsid="000ddf30" officeooo:paragraph-rsid="00016429"/>
    </style:style>
    <style:style style:name="P18" style:family="paragraph" style:parent-style-name="Standard">
      <style:text-properties officeooo:rsid="0003382f" officeooo:paragraph-rsid="00016429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0335b7" officeooo:paragraph-rsid="000335b7" fo:background-color="#1e1e1e"/>
    </style:style>
    <style:style style:name="P2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361e4" officeooo:paragraph-rsid="000361e4" fo:background-color="transparent"/>
    </style:style>
    <style:style style:name="P2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01e5" officeooo:paragraph-rsid="000401e5" fo:background-color="transparent"/>
    </style:style>
    <style:style style:name="P2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2c61" officeooo:paragraph-rsid="00042c61" fo:background-color="transparent"/>
    </style:style>
    <style:style style:name="P2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5af73" officeooo:paragraph-rsid="0005af73" fo:background-color="transparent"/>
    </style:style>
    <style:style style:name="P2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77ccf" officeooo:paragraph-rsid="00077ccf" fo:background-color="transparent"/>
    </style:style>
    <style:style style:name="P2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837a3" officeooo:paragraph-rsid="000837a3" fo:background-color="transparent"/>
    </style:style>
    <style:style style:name="P2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042c61" officeooo:paragraph-rsid="00042c61" fo:background-color="transparent" style:font-weight-asian="bold" style:font-weight-complex="bold"/>
    </style:style>
    <style:style style:name="P30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0837a3" officeooo:paragraph-rsid="000837a3" fo:background-color="transparent"/>
    </style:style>
    <style:style style:name="P31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401e5" officeooo:paragraph-rsid="000401e5" fo:background-color="#1e1e1e"/>
    </style:style>
    <style:style style:name="P32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42c61" officeooo:paragraph-rsid="00042c61" fo:background-color="#1e1e1e"/>
    </style:style>
    <style:style style:name="P33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5af73" officeooo:paragraph-rsid="0005af73" fo:background-color="#1e1e1e"/>
    </style:style>
    <style:style style:name="P34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77ccf" officeooo:paragraph-rsid="00077ccf" fo:background-color="#1e1e1e"/>
    </style:style>
    <style:style style:name="P35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837a3" officeooo:paragraph-rsid="000837a3" fo:background-color="#1e1e1e"/>
    </style:style>
    <style:style style:name="P36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0837a3" officeooo:paragraph-rsid="000837a3" fo:background-color="#1e1e1e"/>
    </style:style>
    <style:style style:name="P37" style:family="paragraph" style:parent-style-name="Standard">
      <style:paragraph-properties fo:margin-top="0cm" fo:margin-bottom="0.499cm" loext:contextual-spacing="false" style:line-height-at-least="0.503cm"/>
    </style:style>
    <style:style style:name="P38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normal" fo:background-color="#1e1e1e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normal" officeooo:rsid="00084b84" officeooo:paragraph-rsid="00084b84" fo:background-color="#1e1e1e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a737c" style:font-name="inherit" fo:font-size="9.75pt" fo:letter-spacing="normal" fo:font-style="normal" fo:font-weight="normal" officeooo:rsid="00087830" officeooo:paragraph-rsid="00087830" loext:padding="0cm" loext:border="none"/>
    </style:style>
    <style:style style:name="P43" style:family="paragraph" style:parent-style-name="Preformatted_20_Text">
      <style:text-properties style:font-name="monospace" officeooo:rsid="000ddf30" officeooo:paragraph-rsid="00016429"/>
    </style:style>
    <style:style style:name="P44" style:family="paragraph" style:parent-style-name="Preformatted_20_Text">
      <style:text-properties style:font-name="monospace" officeooo:paragraph-rsid="00016429" fo:background-color="#fff200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monospace" officeooo:paragraph-rsid="00016429"/>
    </style:style>
    <style:style style:name="P4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background-color="#eff0f1" fo:padding="0cm" fo:border="none"/>
    </style:style>
    <style:style style:name="P47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line-height="130%" fo:text-align="start" style:justify-single-word="false" fo:orphans="2" fo:widows="2" fo:background-color="#eff0f1" fo:padding="0cm" fo:border="none"/>
    </style:style>
    <style:style style:name="T1" style:family="text">
      <style:text-properties fo:background-color="#ff3333" loext:char-shading-value="0"/>
    </style:style>
    <style:style style:name="T2" style:family="text">
      <style:text-properties officeooo:rsid="00135db0"/>
    </style:style>
    <style:style style:name="T3" style:family="text">
      <style:text-properties fo:color="#c20cb9" fo:font-weight="bold"/>
    </style:style>
    <style:style style:name="T4" style:family="text">
      <style:text-properties fo:background-color="#fff200" loext:char-shading-value="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fo:color="#c586c0"/>
    </style:style>
    <style:style style:name="T10" style:family="text">
      <style:text-properties fo:color="#4ec9b0"/>
    </style:style>
    <style:style style:name="T11" style:family="text">
      <style:text-properties fo:color="#b5cea8"/>
    </style:style>
    <style:style style:name="T12" style:family="text">
      <style:text-properties fo:font-weight="bold"/>
    </style:style>
    <style:style style:name="T13" style:family="text">
      <style:text-properties fo:color="#0000ff"/>
    </style:style>
    <style:style style:name="T14" style:family="text">
      <style:text-properties fo:color="#008000"/>
    </style:style>
    <style:style style:name="T15" style:family="text">
      <style:text-properties fo:color="#b22222"/>
    </style:style>
    <style:style style:name="T16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9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2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1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22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de mySql sa YouTuba</text:p>
      <text:p text:style-name="P12"><text:a xlink:type="simple" xlink:href="https://www.youtube.com/watch?v=EN6Dx22cPRI&amp;t=269s" text:style-name="Internet_20_link" text:visited-style-name="Visited_20_Internet_20_Link">https://www.youtube.com/watch?v=EN6Dx22cPRI&amp;t=269s</text:a></text:p>
      <text:p text:style-name="P12">Prvo mora da se pokrene Apache</text:p>
      <text:p text:style-name="P16">Pre svega mora da se pokrene Apache.</text:p>
      <text:p text:style-name="P17">Php pokretanje Apaca</text:p>
      <text:p text:style-name="P17"><text:s/><text:span text:style-name="T2">Ne moze da rade istovremeno i apac i nginx</text:span></text:p>
      <text:p text:style-name="P17">Prvo se udje na lokaciju Other location pa var pa www pa html i tu napravi folder</text:p>
      <text:p text:style-name="P17">udje se u folder i dezaktivira nginx pa aktivira apache.</text:p>
      <text:p text:style-name="P43"><text:span text:style-name="T3">sudo</text:span> systemctl start nginx </text:p>
      <text:p text:style-name="P44"><text:span text:style-name="T3">sudo</text:span> systemctl stop nginx </text:p>
      <text:p text:style-name="P45"><text:span text:style-name="T3">sudo</text:span> systemctl restart nginx</text:p>
      <text:p text:style-name="P18">zorica@zorica-Inspiron-3531:~/Sites/analiticka$ systemctl start apache2</text:p>
      <text:p text:style-name="P18">zorica@zorica-Inspiron-3531:~/Sites/analiticka$ systemctl status apache2</text:p>
      <text:p text:style-name="P17"><text:span text:style-name="Source_20_Text">sudo service apache2 stop</text:span></text:p>
      <text:p text:style-name="P17">zorica@zorica-Inspiron-3531:/var/www/html/oop1$ s<text:span text:style-name="T4">udo service apache2 stop</text:span></text:p>
      <text:p text:style-name="P17"/>
      <text:p text:style-name="P17">I treba da da ovakvu poruku</text:p>
      <text:p text:style-name="P17">zorica@zorica-Inspiron-3531:/var/www/html/oop1$ systemctl status apache2</text:p>
      <text:p text:style-name="P17">● apache2.service - The Apache HTTP Server</text:p>
      <text:p text:style-name="P17"/>
      <text:p text:style-name="P17">zorica@zorica-Inspiron-3531:/var/www/html/oop1$ <text:span text:style-name="T4">systemctl start apache2</text:span></text:p>
      <text:p text:style-name="P13">zorica@zorica-Inspiron-3531:/var/www/html/oop1$ <text:span text:style-name="T1">systemctl status apache2</text:span></text:p>
      <text:p text:style-name="P13"><text:span text:style-name="T1"/></text:p>
      <text:p text:style-name="P14">Prvo se napravi folder pa npm init</text:p>
      <text:p text:style-name="P14">Pa se instalira express i nodemon ali su kod mene vec instalirani.</text:p>
      <text:p text:style-name="P14"/>
      <text:p text:style-name="P14">/home/zorica/vezbamnodejs/Node.js MySQL/nodemysqlsayt/app.js</text:p>
      <text:p text:style-name="P20"><text:span text:style-name="T5">const</text:span> <text:span text:style-name="T6">express</text:span> = <text:span text:style-name="T7">require</text:span>(<text:span text:style-name="T8">'express'</text:span>);</text:p>
      <text:p text:style-name="P19"><text:span text:style-name="T5">const</text:span> <text:span text:style-name="T6">mysql</text:span> = <text:span text:style-name="T7">require</text:span>(<text:span text:style-name="T8">'mysql'</text:span>);</text:p>
      <text:p text:style-name="P22"/>
      <text:p text:style-name="P21">//Create connection</text:p>
      <text:p text:style-name="P19"><text:span text:style-name="T5">const</text:span> <text:span text:style-name="T6">db</text:span> = <text:span text:style-name="T6">mysql</text:span>.<text:span text:style-name="T7">createConnection</text:span>({</text:p>
      <text:p text:style-name="P19"><text:span text:style-name="T6">host:</text:span> <text:span text:style-name="T8">'localhost'</text:span>,</text:p>
      <text:p text:style-name="P19"><text:span text:style-name="T6">user:</text:span> <text:span text:style-name="T8">'root'</text:span>,</text:p>
      <text:p text:style-name="P19"><text:span text:style-name="T6">password:</text:span> <text:span text:style-name="T8">'stonitenis'</text:span>,</text:p>
      <text:p text:style-name="P19"><text:span text:style-name="T6">database:</text:span> <text:span text:style-name="T8">'nodemysql'</text:span></text:p>
      <text:p text:style-name="P19">});</text:p>
      <text:p text:style-name="P19"><text:span text:style-name="T6">db</text:span>.<text:span text:style-name="T7">connect</text:span>(<text:span text:style-name="T5">function</text:span> (<text:span text:style-name="T6">err</text:span>)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8">"Mysql connected!"</text:span>);</text:p>
      <text:p text:style-name="P19">});</text:p>
      <text:p text:style-name="P22"/>
      <text:p text:style-name="P19"><text:span text:style-name="T5">const</text:span> <text:span text:style-name="T6">app</text:span> = <text:span text:style-name="T7">express</text:span>();</text:p>
      <text:p text:style-name="P22"/>
      <text:p text:style-name="P19"><text:span text:style-name="T6">app</text:span>.<text:span text:style-name="T7">get</text:span>(<text:span text:style-name="T8">'/createdb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sql</text:span> = <text:span text:style-name="T8">"CREATE DATABASE mydb11"</text:span>;</text:p>
      <text:p text:style-name="P22"/>
      <text:p text:style-name="P19">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Db created...'</text:span>);</text:p>
      <text:p text:style-name="P19"><text:soft-page-break/>});</text:p>
      <text:p text:style-name="P19">});</text:p>
      <text:p text:style-name="P37"/>
      <text:p text:style-name="P19"><text:span text:style-name="T6">app</text:span>.<text:span text:style-name="T7">listen</text:span>(<text:span text:style-name="T11">3000</text:span>, () <text:span text:style-name="T5">=&gt;</text:span> {</text:p>
      <text:p text:style-name="P19"><text:span text:style-name="T10">console</text:span>.<text:span text:style-name="T7">log</text:span>(<text:span text:style-name="T8">'Server started on port 3000'</text:span>);</text:p>
      <text:p text:style-name="P19">})</text:p>
      <text:p text:style-name="P14"/>
      <text:p text:style-name="P15">Pa u brauzeru <text:a xlink:type="simple" xlink:href="http://localhost:3000/createdb" text:style-name="Internet_20_link" text:visited-style-name="Visited_20_Internet_20_Link">http://localhost:3000/createdb</text:a></text:p>
      <text:p text:style-name="P23">Db created…</text:p>
      <text:p text:style-name="P24">Sada napravimo table posts</text:p>
      <text:p text:style-name="P31">//Create table</text:p>
      <text:p text:style-name="P19"><text:span text:style-name="T6">app</text:span>.<text:span text:style-name="T7">get</text:span>(<text:span text:style-name="T8">'/createpoststable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sql</text:span> = <text:span text:style-name="T8">"CREATE TABLE posts(id INT AUTO_INCREMENT PRIMARY KEY , title VARCHAR(255), body VARCHAR(255))"</text:span>;</text:p>
      <text:p text:style-name="P22"/>
      <text:p text:style-name="P19">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Posts table created...'</text:span>);</text:p>
      <text:p text:style-name="P19">});</text:p>
      <text:p text:style-name="P19">});</text:p>
      <text:p text:style-name="P19"/>
      <text:p text:style-name="P24">A u brauzeru <text:a xlink:type="simple" xlink:href="http://localhost:3000/createpoststable" text:style-name="Internet_20_link" text:visited-style-name="Visited_20_Internet_20_Link">http://localhost:3000/createpoststable</text:a></text:p>
      <text:p text:style-name="P24">Posts table created…</text:p>
      <text:p text:style-name="P24">Sve je uradio ali u konektovanoj bazi nodemysql a ne onoj koju smo napravili.</text:p>
      <text:p text:style-name="P25"/>
      <text:p text:style-name="P29">Upis podataka</text:p>
      <text:p text:style-name="P32">//insert post</text:p>
      <text:p text:style-name="P19"><text:span text:style-name="T6">app</text:span>.<text:span text:style-name="T7">get</text:span>(<text:span text:style-name="T8">'/addpost1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post</text:span> = { <text:span text:style-name="T8">'title'</text:span><text:span text:style-name="T6">:</text:span> <text:span text:style-name="T8">'Post1'</text:span>, <text:span text:style-name="T8">'body'</text:span><text:span text:style-name="T6">:</text:span> <text:span text:style-name="T8">'this is post number one'</text:span> };</text:p>
      <text:p text:style-name="P19"><text:span text:style-name="T5">let</text:span> <text:span text:style-name="T6">sql</text:span> = <text:span text:style-name="T8">'INSERT INTO posts SET ?'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<text:span text:style-name="T6">post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Post one added...'</text:span>);</text:p>
      <text:p text:style-name="P19">});</text:p>
      <text:p text:style-name="P19">});</text:p>
      <text:p text:style-name="P38"/>
      <text:p text:style-name="P25"><text:a xlink:type="simple" xlink:href="http://localhost:3000/addpost1" text:style-name="Internet_20_link" text:visited-style-name="Visited_20_Internet_20_Link">http://localhost:3000/addpost1</text:a></text:p>
      <text:p text:style-name="P25">Post one added…</text:p>
      <text:p text:style-name="P26">jos jednom</text:p>
      <text:p text:style-name="P33">//insert post2</text:p>
      <text:p text:style-name="P19"><text:span text:style-name="T6">app</text:span>.<text:span text:style-name="T7">get</text:span>(<text:span text:style-name="T8">'/addpost2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post</text:span> = { <text:span text:style-name="T8">'title'</text:span><text:span text:style-name="T6">:</text:span> <text:span text:style-name="T8">'Post2'</text:span>, <text:span text:style-name="T8">'body'</text:span><text:span text:style-name="T6">:</text:span> <text:span text:style-name="T8">'this is post number two'</text:span> };</text:p>
      <text:p text:style-name="P19"><text:span text:style-name="T5">let</text:span> <text:span text:style-name="T6">sql</text:span> = <text:span text:style-name="T8">'INSERT INTO posts SET ?'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<text:span text:style-name="T6">post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oft-page-break/><text:span text:style-name="T6">res</text:span>.<text:span text:style-name="T7">send</text:span>(<text:span text:style-name="T8">'Post two added...'</text:span>);</text:p>
      <text:p text:style-name="P19">});</text:p>
      <text:p text:style-name="P19">});</text:p>
      <text:p text:style-name="P26"><text:a xlink:type="simple" xlink:href="http://localhost:3000/addpost2" text:style-name="Internet_20_link" text:visited-style-name="Visited_20_Internet_20_Link">http://localhost:3000/addpost2</text:a></text:p>
      <text:p text:style-name="P26">Post two added…</text:p>
      <text:p text:style-name="P26"/>
      <text:p text:style-name="P27">Ispisivanje svih postova</text:p>
      <text:p text:style-name="P34">//Select posts</text:p>
      <text:p text:style-name="P19"><text:span text:style-name="T6">app</text:span>.<text:span text:style-name="T7">get</text:span>(<text:span text:style-name="T8">'/getposts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sql</text:span> = <text:span text:style-name="T8">'SELECT * FROM posts '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POsts fetched...'</text:span>);</text:p>
      <text:p text:style-name="P19">});</text:p>
      <text:p text:style-name="P19">});</text:p>
      <text:p text:style-name="P27"><text:a xlink:type="simple" xlink:href="http://localhost:3000/getposts" text:style-name="Internet_20_link" text:visited-style-name="Visited_20_Internet_20_Link">http://localhost:3000/getposts</text:a></text:p>
      <text:p text:style-name="P27">POsts fetched…</text:p>
      <text:p text:style-name="P27"/>
      <text:p text:style-name="P28">Sada pojedinacno</text:p>
      <text:p text:style-name="P35">//Select single post</text:p>
      <text:p text:style-name="P19"><text:span text:style-name="T6">app</text:span>.<text:span text:style-name="T7">get</text:span>(<text:span text:style-name="T8">'/getpost/:id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sql</text:span> = <text:span text:style-name="T8">`SELECT * FROM posts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POst fetched...'</text:span>);</text:p>
      <text:p text:style-name="P19">});</text:p>
      <text:p text:style-name="P19">});</text:p>
      <text:p text:style-name="P28"/>
      <text:p text:style-name="P28"><text:a xlink:type="simple" xlink:href="http://localhost:3000/getpost/1" text:style-name="Internet_20_link" text:visited-style-name="Visited_20_Internet_20_Link">http://localhost:3000/getpost/1</text:a></text:p>
      <text:p text:style-name="P28">POst fetched…</text:p>
      <text:p text:style-name="P28"/>
      <text:p text:style-name="P28">A moze i ovako</text:p>
      <text:p text:style-name="P36"><text:span text:style-name="T6">res</text:span>.<text:span text:style-name="T7">send</text:span>(<text:span text:style-name="T6">result</text:span>);</text:p>
      <text:p text:style-name="P28"/>
      <text:p text:style-name="P28"><text:a xlink:type="simple" xlink:href="http://localhost:3000/getpost/1" text:style-name="Internet_20_link" text:visited-style-name="Visited_20_Internet_20_Link">http://localhost:3000/getpost/1</text:a></text:p>
      <text:p text:style-name="P30">[</text:p>
      <text:list xml:id="list3614827493" text:style-name="L1">
        <text:list-item>
          <text:p text:style-name="P6">{</text:p>
          <text:list>
            <text:list-item>
              <text:p text:style-name="P6"><text:span text:style-name="T12">id</text:span>: <text:span text:style-name="T13">1</text:span>,</text:p>
            </text:list-item>
            <text:list-item>
              <text:p text:style-name="P9"><text:span text:style-name="T12">title</text:span>: <text:span text:style-name="T14">"Post1"</text:span>,</text:p>
            </text:list-item>
            <text:list-item>
              <text:p text:style-name="P9"><text:span text:style-name="T12">body</text:span>: <text:span text:style-name="T14">"this is post number one"</text:span></text:p>
            </text:list-item>
          </text:list>
          <text:p text:style-name="P9">}</text:p>
        </text:list-item>
      </text:list>
      <text:p text:style-name="P1">]</text:p>
      <text:p text:style-name="P3">Update</text:p>
      <text:p text:style-name="P40">//Update post</text:p>
      <text:p text:style-name="P19"><text:soft-page-break/><text:span text:style-name="T6">app</text:span>.<text:span text:style-name="T7">get</text:span>(<text:span text:style-name="T8">'/updatepost/:id'</text:span>, (<text:span text:style-name="T6">req</text:span>, <text:span text:style-name="T6">res</text:span>) <text:span text:style-name="T5">=&gt;</text:span> {</text:p>
      <text:p text:style-name="P19"><text:span text:style-name="T5">let</text:span> <text:span text:style-name="T6">newTitle</text:span> = <text:span text:style-name="T8">'Updated Title'</text:span>;</text:p>
      <text:p text:style-name="P19"><text:span text:style-name="T5">let</text:span> <text:span text:style-name="T6">sql</text:span> = <text:span text:style-name="T8">`UPDATE posts SET title='</text:span><text:span text:style-name="T5">${</text:span><text:span text:style-name="T6">newTitle</text:span><text:span text:style-name="T5">}</text:span><text:span text:style-name="T8">'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6">result</text:span>);</text:p>
      <text:p text:style-name="P19">});</text:p>
      <text:p text:style-name="P19">});</text:p>
      <text:p text:style-name="P1"><text:a xlink:type="simple" xlink:href="http://localhost:3000/updatepost/1" text:style-name="Internet_20_link" text:visited-style-name="Visited_20_Internet_20_Link">http://localhost:3000/updatepost/1</text:a></text:p>
      <text:p text:style-name="P39">{</text:p>
      <text:list xml:id="list169099713" text:style-name="L2">
        <text:list-item>
          <text:p text:style-name="P7"><text:span text:style-name="T12">fieldCount</text:span>: <text:span text:style-name="T13">0</text:span>,</text:p>
        </text:list-item>
        <text:list-item>
          <text:p text:style-name="P11"><text:span text:style-name="T12">affectedRows</text:span>: <text:span text:style-name="T13">1</text:span>,</text:p>
        </text:list-item>
        <text:list-item>
          <text:p text:style-name="P11"><text:span text:style-name="T12">insertId</text:span>: <text:span text:style-name="T13">0</text:span>,</text:p>
        </text:list-item>
        <text:list-item>
          <text:p text:style-name="P11"><text:span text:style-name="T12">serverStatus</text:span>: <text:span text:style-name="T13">2</text:span>,</text:p>
        </text:list-item>
        <text:list-item>
          <text:p text:style-name="P10"><text:span text:style-name="T12">warningCount</text:span>: <text:span text:style-name="T13">0</text:span>,</text:p>
        </text:list-item>
        <text:list-item>
          <text:p text:style-name="P11"><text:span text:style-name="T12">message</text:span>: <text:span text:style-name="T14">"(Rows matched: 1 Changed: 1 Warnings: 0"</text:span>,</text:p>
        </text:list-item>
        <text:list-item>
          <text:p text:style-name="P11"><text:span text:style-name="T12">protocol41</text:span>: <text:span text:style-name="T15">true</text:span>,</text:p>
        </text:list-item>
        <text:list-item>
          <text:p text:style-name="P11"><text:span text:style-name="T12">changedRows</text:span>: <text:span text:style-name="T13">1</text:span></text:p>
        </text:list-item>
      </text:list>
      <text:p text:style-name="P1">}</text:p>
      <text:p text:style-name="P2">DELETE POST</text:p>
      <text:p text:style-name="P41">//Delete post</text:p>
      <text:p text:style-name="P19"><text:span text:style-name="T6">app</text:span>.<text:span text:style-name="T7">get</text:span>(<text:span text:style-name="T8">'/deletepost/:id'</text:span>, (<text:span text:style-name="T6">req</text:span>, <text:span text:style-name="T6">res</text:span>) <text:span text:style-name="T5">=&gt;</text:span> {</text:p>
      <text:p text:style-name="P21">// let newTitle = 'Updated Title';</text:p>
      <text:p text:style-name="P19"><text:span text:style-name="T5">let</text:span> <text:span text:style-name="T6">sql</text:span> = <text:span text:style-name="T8">`DELETE FROM posts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9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9"><text:span text:style-name="T9">if</text:span> (<text:span text:style-name="T6">err</text:span>) <text:span text:style-name="T9">throw</text:span> <text:span text:style-name="T6">err</text:span>;</text:p>
      <text:p text:style-name="P19"><text:span text:style-name="T10">console</text:span>.<text:span text:style-name="T7">log</text:span>(<text:span text:style-name="T6">result</text:span>);</text:p>
      <text:p text:style-name="P19"><text:span text:style-name="T6">res</text:span>.<text:span text:style-name="T7">send</text:span>(<text:span text:style-name="T8">'Post deleted'</text:span>);</text:p>
      <text:p text:style-name="P19">});</text:p>
      <text:p text:style-name="P19">});</text:p>
      <text:p text:style-name="P2"><text:a xlink:type="simple" xlink:href="http://localhost:3000/deletepost/3" text:style-name="Internet_20_link" text:visited-style-name="Visited_20_Internet_20_Link">http://localhost:3000/deletepost/3</text:a></text:p>
      <text:p text:style-name="P4">Post deleted</text:p>
      <text:p text:style-name="P5">To je to.</text:p>
      <text:p text:style-name="P5">Stavila sam app na heroku ali imam problem sa konekcijom.</text:p>
      <text:p text:style-name="P5">1. opcija -trazi db i karticu, pa mozda mogu onu sa interneta.</text:p>
      <text:p text:style-name="P5">2. da mu stavim moju bazu ovako</text:p>
      <text:p text:style-name="P42">9</text:p>
      <text:p text:style-name="P8"><text:span text:style-name="T16">Alright, I have found the issue. It seems that the mysql package in npm requires that the </text:span><text:span text:style-name="Strong_20_Emphasis"><text:span text:style-name="T17">host and port to be defined separately</text:span></text:span><text:span text:style-name="T16">. After tuning it to this code below for my ConnectionString.js file. It finally works.</text:span></text:p>
      <text:p text:style-name="P46"><text:soft-page-break/><text:span text:style-name="Source_20_Text"><text:span text:style-name="T18">var</text:span></text:span><text:span text:style-name="Source_20_Text"><text:span text:style-name="T19"> </text:span></text:span><text:span text:style-name="Source_20_Text"><text:span text:style-name="T20">mysql =</text:span></text:span><text:span text:style-name="Source_20_Text"><text:span text:style-name="T19"> </text:span></text:span><text:span text:style-name="Source_20_Text"><text:span text:style-name="T18">require</text:span></text:span><text:span text:style-name="Source_20_Text"><text:span text:style-name="T20">(</text:span></text:span><text:span text:style-name="Source_20_Text"><text:span text:style-name="T22">"mysql"</text:span></text:span><text:span text:style-name="Source_20_Text"><text:span text:style-name="T20">);</text:span></text:span></text:p>
      <text:p text:style-name="P47"/>
      <text:p text:style-name="P46"><text:span text:style-name="Source_20_Text"><text:span text:style-name="T18">var</text:span></text:span><text:span text:style-name="Source_20_Text"><text:span text:style-name="T19"> </text:span></text:span><text:span text:style-name="Source_20_Text"><text:span text:style-name="T20">pool =</text:span></text:span><text:span text:style-name="Source_20_Text"><text:span text:style-name="T19"> </text:span></text:span><text:span text:style-name="Source_20_Text"><text:span text:style-name="T20">mysql.createPool({</text:span></text:span></text:p>
      <text:p text:style-name="P46"><text:span text:style-name="Source_20_Text"><text:span text:style-name="T21"><text:s text:c="8"/></text:span></text:span><text:span text:style-name="Source_20_Text"><text:span text:style-name="T20">connectionLimit :</text:span></text:span><text:span text:style-name="Source_20_Text"><text:span text:style-name="T19"> </text:span></text:span><text:span text:style-name="Source_20_Text"><text:span text:style-name="T22">100</text:span></text:span><text:span text:style-name="Source_20_Text"><text:span text:style-name="T20">,</text:span></text:span></text:p>
      <text:p text:style-name="P46"><text:span text:style-name="Source_20_Text"><text:span text:style-name="T21"><text:s text:c="8"/></text:span></text:span><text:span text:style-name="Source_20_Text"><text:span text:style-name="T20">host <text:s text:c="4"/>:</text:span></text:span><text:span text:style-name="Source_20_Text"><text:span text:style-name="T19"> </text:span></text:span><text:span text:style-name="Source_20_Text"><text:span text:style-name="T22">'85.10.205.173'</text:span></text:span><text:span text:style-name="Source_20_Text"><text:span text:style-name="T20">,</text:span></text:span></text:p>
      <text:p text:style-name="P46"><text:span text:style-name="Source_20_Text"><text:span text:style-name="T21"><text:s text:c="8"/></text:span></text:span><text:span text:style-name="Source_20_Text"><text:span text:style-name="T20">port <text:s text:c="4"/>:</text:span></text:span><text:span text:style-name="Source_20_Text"><text:span text:style-name="T19"> <text:s/></text:span></text:span><text:span text:style-name="Source_20_Text"><text:span text:style-name="T22">3306</text:span></text:span><text:span text:style-name="Source_20_Text"><text:span text:style-name="T20">,</text:span></text:span></text:p>
      <text:p text:style-name="P46"><text:span text:style-name="Source_20_Text"><text:span text:style-name="T21"><text:s text:c="8"/></text:span></text:span><text:span text:style-name="Source_20_Text"><text:span text:style-name="T20">user <text:s text:c="4"/>:</text:span></text:span><text:span text:style-name="Source_20_Text"><text:span text:style-name="T19"> </text:span></text:span><text:span text:style-name="Source_20_Text"><text:span text:style-name="T22">'*******'</text:span></text:span><text:span text:style-name="Source_20_Text"><text:span text:style-name="T20">,</text:span></text:span></text:p>
      <text:p text:style-name="P46"><text:span text:style-name="Source_20_Text"><text:span text:style-name="T21"><text:s text:c="8"/></text:span></text:span><text:span text:style-name="Source_20_Text"><text:span text:style-name="T20">password :</text:span></text:span><text:span text:style-name="Source_20_Text"><text:span text:style-name="T19"> </text:span></text:span><text:span text:style-name="Source_20_Text"><text:span text:style-name="T22">'*******'</text:span></text:span><text:span text:style-name="Source_20_Text"><text:span text:style-name="T20">,</text:span></text:span></text:p>
      <text:p text:style-name="P46"><text:span text:style-name="Source_20_Text"><text:span text:style-name="T21"><text:s text:c="8"/></text:span></text:span><text:span text:style-name="Source_20_Text"><text:span text:style-name="T20">database :</text:span></text:span><text:span text:style-name="Source_20_Text"><text:span text:style-name="T19"> </text:span></text:span><text:span text:style-name="Source_20_Text"><text:span text:style-name="T22">'*******'</text:span></text:span><text:span text:style-name="Source_20_Text"><text:span text:style-name="T20">,</text:span></text:span></text:p>
      <text:p text:style-name="P46"><text:span text:style-name="Source_20_Text"><text:span text:style-name="T21"><text:s text:c="4"/></text:span></text:span><text:span text:style-name="Source_20_Text"><text:span text:style-name="T20">});</text:span></text:span></text:p>
      <text:p text:style-name="P47"/>
      <text:p text:style-name="P46"><text:span text:style-name="Source_20_Text"><text:span text:style-name="T20">exports.getConnection =</text:span></text:span><text:span text:style-name="Source_20_Text"><text:span text:style-name="T19"> </text:span></text:span><text:span text:style-name="Source_20_Text"><text:span text:style-name="T18">function</text:span></text:span><text:span text:style-name="Source_20_Text"><text:span text:style-name="T20">(callback)</text:span></text:span><text:span text:style-name="Source_20_Text"><text:span text:style-name="T19"> </text:span></text:span><text:span text:style-name="Source_20_Text"><text:span text:style-name="T20">{</text:span></text:span></text:p>
      <text:p text:style-name="P46"><text:span text:style-name="Source_20_Text"><text:span text:style-name="T21"><text:s text:c="2"/></text:span></text:span><text:span text:style-name="Source_20_Text"><text:span text:style-name="T20">pool.getConnection(</text:span></text:span><text:span text:style-name="Source_20_Text"><text:span text:style-name="T18">function</text:span></text:span><text:span text:style-name="Source_20_Text"><text:span text:style-name="T20">(err,</text:span></text:span><text:span text:style-name="Source_20_Text"><text:span text:style-name="T19"> </text:span></text:span><text:span text:style-name="Source_20_Text"><text:span text:style-name="T20">conn)</text:span></text:span><text:span text:style-name="Source_20_Text"><text:span text:style-name="T19"> </text:span></text:span><text:span text:style-name="Source_20_Text"><text:span text:style-name="T20">{</text:span></text:span></text:p>
      <text:p text:style-name="P46"><text:span text:style-name="Source_20_Text"><text:span text:style-name="T21"><text:s text:c="4"/></text:span></text:span><text:span text:style-name="Source_20_Text"><text:span text:style-name="T18">if</text:span></text:span><text:span text:style-name="Source_20_Text"><text:span text:style-name="T20">(err)</text:span></text:span><text:span text:style-name="Source_20_Text"><text:span text:style-name="T19"> </text:span></text:span><text:span text:style-name="Source_20_Text"><text:span text:style-name="T20">{</text:span></text:span></text:p>
      <text:p text:style-name="P46"><text:span text:style-name="Source_20_Text"><text:span text:style-name="T21"><text:s text:c="6"/></text:span></text:span><text:span text:style-name="Source_20_Text"><text:span text:style-name="T18">return</text:span></text:span><text:span text:style-name="Source_20_Text"><text:span text:style-name="T19"> </text:span></text:span><text:span text:style-name="Source_20_Text"><text:span text:style-name="T20">callback(err);</text:span></text:span></text:p>
      <text:p text:style-name="P46"><text:span text:style-name="Source_20_Text"><text:span text:style-name="T21"><text:s text:c="4"/></text:span></text:span><text:span text:style-name="Source_20_Text"><text:span text:style-name="T20">}</text:span></text:span></text:p>
      <text:p text:style-name="P46"><text:span text:style-name="Source_20_Text"><text:span text:style-name="T21"><text:s text:c="4"/></text:span></text:span><text:span text:style-name="Source_20_Text"><text:span text:style-name="T20">callback(err,</text:span></text:span><text:span text:style-name="Source_20_Text"><text:span text:style-name="T19"> </text:span></text:span><text:span text:style-name="Source_20_Text"><text:span text:style-name="T20">conn);</text:span></text:span></text:p>
      <text:p text:style-name="P46"><text:span text:style-name="Source_20_Text"><text:span text:style-name="T21"><text:s text:c="2"/></text:span></text:span><text:span text:style-name="Source_20_Text"><text:span text:style-name="T20">});</text:span></text:span></text:p>
      <text:p text:style-name="P46"><text:span text:style-name="Source_20_Text"><text:span text:style-name="T20">};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5:59:10.201110409</meta:creation-date>
    <meta:generator>LibreOffice/6.0.7.3$Linux_X86_64 LibreOffice_project/00m0$Build-3</meta:generator>
    <dc:date>2019-06-29T22:27:01.582209561</dc:date>
    <meta:editing-duration>PT5H46M8S</meta:editing-duration>
    <meta:editing-cycles>8</meta:editing-cycles>
    <meta:document-statistic meta:table-count="0" meta:image-count="0" meta:object-count="0" meta:page-count="5" meta:paragraph-count="181" meta:word-count="708" meta:character-count="5074" meta:non-whitespace-character-count="4470"/>
  </office:meta>
</office:document-meta>
</file>